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2pt" officeooo:rsid="001e2018" officeooo:paragraph-rsid="001e2018" style:font-size-asian="12pt" style:font-size-complex="12pt"/>
    </style:style>
    <style:style style:name="P2" style:family="paragraph" style:parent-style-name="Standard">
      <style:paragraph-properties fo:line-height="150%"/>
      <style:text-properties fo:font-size="12pt" officeooo:rsid="004dc2b8" officeooo:paragraph-rsid="004dc2b8" style:font-size-asian="12pt" style:font-size-complex="12pt"/>
    </style:style>
    <style:style style:name="P3" style:family="paragraph" style:parent-style-name="Standard">
      <style:paragraph-properties fo:line-height="150%"/>
      <style:text-properties fo:font-size="12pt" officeooo:rsid="002015b8" officeooo:paragraph-rsid="0038f3c5" style:font-size-asian="10.5pt" style:font-size-complex="12pt"/>
    </style:style>
    <style:style style:name="P4" style:family="paragraph" style:parent-style-name="Standard">
      <style:paragraph-properties fo:line-height="150%"/>
      <style:text-properties fo:font-size="12pt" officeooo:rsid="00381bdc" officeooo:paragraph-rsid="00381bdc" style:font-size-asian="10.5pt" style:font-size-complex="12pt"/>
    </style:style>
    <style:style style:name="P5" style:family="paragraph" style:parent-style-name="Standard">
      <style:paragraph-properties fo:line-height="150%"/>
      <style:text-properties fo:font-size="12pt" officeooo:rsid="00381bdc" officeooo:paragraph-rsid="004dc2b8" style:font-size-asian="10.5pt" style:font-size-complex="12pt"/>
    </style:style>
    <style:style style:name="P6" style:family="paragraph" style:parent-style-name="Standard">
      <style:paragraph-properties fo:line-height="150%"/>
      <style:text-properties fo:font-size="12pt" officeooo:rsid="0040ce66" officeooo:paragraph-rsid="0040ce66" style:font-size-asian="10.5pt" style:font-size-complex="12pt"/>
    </style:style>
    <style:style style:name="P7" style:family="paragraph" style:parent-style-name="Standard">
      <style:paragraph-properties fo:line-height="150%"/>
      <style:text-properties fo:font-size="18pt" officeooo:rsid="001e2018" officeooo:paragraph-rsid="001e2018" style:font-size-asian="18pt" style:font-size-complex="18pt"/>
    </style:style>
    <style:style style:name="P8" style:family="paragraph" style:parent-style-name="Standard">
      <style:paragraph-properties fo:line-height="150%"/>
      <style:text-properties fo:font-size="15pt" officeooo:rsid="002015b8" officeooo:paragraph-rsid="002015b8" style:font-size-asian="13.1000003814697pt" style:font-size-complex="15pt"/>
    </style:style>
    <style:style style:name="P9" style:family="paragraph" style:parent-style-name="Standard">
      <style:paragraph-properties fo:line-height="150%"/>
      <style:text-properties fo:font-size="15pt" officeooo:rsid="002189a8" officeooo:paragraph-rsid="002189a8" style:font-size-asian="13.1000003814697pt" style:font-size-complex="15pt"/>
    </style:style>
    <style:style style:name="P10" style:family="paragraph" style:parent-style-name="Standard">
      <style:paragraph-properties fo:line-height="150%"/>
      <style:text-properties fo:font-size="15pt" officeooo:rsid="001e2018" officeooo:paragraph-rsid="001e2018" style:font-size-asian="15pt" style:font-size-complex="15pt"/>
    </style:style>
    <style:style style:name="P11" style:family="paragraph" style:parent-style-name="Standard">
      <style:paragraph-properties fo:line-height="150%"/>
      <style:text-properties officeooo:rsid="002015b8" officeooo:paragraph-rsid="002015b8"/>
    </style:style>
    <style:style style:name="P12" style:family="paragraph" style:parent-style-name="Standard">
      <style:paragraph-properties fo:line-height="150%"/>
      <style:text-properties officeooo:rsid="001e2018" officeooo:paragraph-rsid="002dab67"/>
    </style:style>
    <style:style style:name="P13" style:family="paragraph" style:parent-style-name="Standard">
      <style:paragraph-properties fo:line-height="150%"/>
      <style:text-properties fo:font-size="12pt" officeooo:rsid="004e8747" officeooo:paragraph-rsid="004e8747" style:font-size-asian="10.5pt" style:font-size-complex="12pt"/>
    </style:style>
    <style:style style:name="P14" style:family="paragraph" style:parent-style-name="Standard">
      <style:paragraph-properties fo:line-height="150%"/>
      <style:text-properties fo:font-size="12pt" officeooo:rsid="004e8747" officeooo:paragraph-rsid="004ffb2a" style:font-size-asian="10.5pt" style:font-size-complex="12pt"/>
    </style:style>
    <style:style style:name="P15" style:family="paragraph" style:parent-style-name="Standard">
      <style:paragraph-properties fo:line-height="150%"/>
      <style:text-properties fo:font-size="12pt" officeooo:rsid="00381bdc" officeooo:paragraph-rsid="004e8747" style:font-size-asian="10.5pt" style:font-size-complex="12pt"/>
    </style:style>
    <style:style style:name="P16" style:family="paragraph" style:parent-style-name="Standard">
      <style:paragraph-properties fo:line-height="150%"/>
      <style:text-properties fo:font-size="12pt" officeooo:rsid="00381bdc" officeooo:paragraph-rsid="0038f3c5" style:font-size-asian="10.5pt" style:font-size-complex="12pt"/>
    </style:style>
    <style:style style:name="P17" style:family="paragraph" style:parent-style-name="Standard">
      <style:paragraph-properties fo:line-height="150%"/>
      <style:text-properties fo:font-size="12pt" officeooo:rsid="00381bdc" officeooo:paragraph-rsid="004a6f47" style:font-size-asian="10.5pt" style:font-size-complex="12pt"/>
    </style:style>
    <style:style style:name="P18" style:family="paragraph" style:parent-style-name="Standard">
      <style:paragraph-properties fo:line-height="150%"/>
      <style:text-properties fo:font-size="12pt" officeooo:rsid="00381bdc" officeooo:paragraph-rsid="004ffb2a" style:font-size-asian="10.5pt" style:font-size-complex="12pt"/>
    </style:style>
    <style:style style:name="P19" style:family="paragraph" style:parent-style-name="Standard">
      <style:paragraph-properties fo:line-height="150%"/>
      <style:text-properties fo:font-size="12pt" officeooo:rsid="00381bdc" officeooo:paragraph-rsid="00519359" style:font-size-asian="10.5pt" style:font-size-complex="12pt"/>
    </style:style>
    <style:style style:name="P20" style:family="paragraph" style:parent-style-name="Standard">
      <style:paragraph-properties fo:line-height="150%"/>
      <style:text-properties fo:font-size="12pt" officeooo:rsid="004ffb2a" officeooo:paragraph-rsid="004ffb2a" style:font-size-asian="10.5pt" style:font-size-complex="12pt"/>
    </style:style>
    <style:style style:name="P21" style:family="paragraph" style:parent-style-name="Standard">
      <style:paragraph-properties fo:line-height="150%"/>
      <style:text-properties fo:font-size="12pt" officeooo:rsid="00519359" officeooo:paragraph-rsid="00519359" style:font-size-asian="10.5pt" style:font-size-complex="12pt"/>
    </style:style>
    <style:style style:name="P22" style:family="paragraph" style:parent-style-name="Standard">
      <style:paragraph-properties fo:line-height="150%"/>
      <style:text-properties fo:font-size="15pt" officeooo:rsid="002189a8" officeooo:paragraph-rsid="002189a8" style:font-size-asian="13.1000003814697pt" style:font-size-complex="15pt"/>
    </style:style>
    <style:style style:name="T1" style:family="text">
      <style:text-properties officeooo:rsid="00463aae"/>
    </style:style>
    <style:style style:name="T2" style:family="text">
      <style:text-properties officeooo:rsid="004a6f47"/>
    </style:style>
    <style:style style:name="T3" style:family="text">
      <style:text-properties officeooo:rsid="004dc2b8"/>
    </style:style>
    <style:style style:name="T4" style:family="text">
      <style:text-properties officeooo:rsid="004e17e1"/>
    </style:style>
    <style:style style:name="T5" style:family="text">
      <style:text-properties officeooo:rsid="004e8747"/>
    </style:style>
    <style:style style:name="T6" style:family="text">
      <style:text-properties officeooo:rsid="004ffb2a"/>
    </style:style>
    <style:style style:name="T7" style:family="text">
      <style:text-properties officeooo:rsid="0051935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HW<text:span text:style-name="T7">4</text:span> EE599</text:p>
      <text:p text:style-name="P1">Name: Tianyi Xu</text:p>
      <text:p text:style-name="P1">USC ID: 3<text:span text:style-name="T4">8</text:span>60934574</text:p>
      <text:p text:style-name="P1"/>
      <text:p text:style-name="P10">Question 1</text:p>
      <text:p text:style-name="P6">a. <text:span text:style-name="T5">filter()</text:span></text:p>
      <text:p text:style-name="P13">Iterate from first to last and copy each element at most.</text:p>
      <text:p text:style-name="P15">Runtime Complexity: O(<text:span text:style-name="T2">N</text:span>)</text:p>
      <text:p text:style-name="P6">b. <text:span text:style-name="T5">map()</text:span></text:p>
      <text:p text:style-name="P13">Iterate from first to last and square each element.</text:p>
      <text:p text:style-name="P15">Runtime Complexity: O(<text:span text:style-name="T2">N</text:span>)</text:p>
      <text:p text:style-name="P6">c. <text:span text:style-name="T5">reduce()</text:span></text:p>
      <text:p text:style-name="P13">Iterate from first to last and accumulate each element.</text:p>
      <text:p text:style-name="P15">Runtime Complexity: O(<text:span text:style-name="T2">N</text:span>)</text:p>
      <text:p text:style-name="P11"/>
      <text:p text:style-name="P8">Question 2</text:p>
      <text:p text:style-name="P17"><text:span text:style-name="T5">a. </text:span>MaxHeap() <text:span text:style-name="T5">and all Get functions</text:span></text:p>
      <text:p text:style-name="P15">Runtime Complexity: O(<text:span text:style-name="T5">1</text:span>)</text:p>
      <text:p text:style-name="P17"><text:span text:style-name="T5">b. </text:span>int top()</text:p>
      <text:p text:style-name="P15">Runtime Complexity: O(<text:span text:style-name="T5">1</text:span>)</text:p>
      <text:p text:style-name="P17"><text:span text:style-name="T5">c. </text:span>void push(int v)</text:p>
      <text:p text:style-name="P13">Heap is a complete binary tree.</text:p>
      <text:p text:style-name="P15">Runtime Complexity: O(<text:span text:style-name="T5">logN</text:span>)</text:p>
      <text:p text:style-name="P17"><text:span text:style-name="T5">d. </text:span>void pop()</text:p>
      <text:p text:style-name="P14">Heap is a complete binary tree.</text:p>
      <text:p text:style-name="P18">Runtime Complexity: O(<text:span text:style-name="T5">logN</text:span>)</text:p>
      <text:p text:style-name="P17"><text:span text:style-name="T5">e. </text:span>void Trickle <text:span text:style-name="T6">functions</text:span></text:p>
      <text:p text:style-name="P14">Heap is a complete binary tree.</text:p>
      <text:p text:style-name="P18">Runtime Complexity: O(<text:span text:style-name="T5">logN</text:span>)</text:p>
      <text:p text:style-name="P3"/>
      <text:p text:style-name="P9">Question 3</text:p>
      <text:p text:style-name="P16"><text:span text:style-name="T6">a. </text:span>BST()</text:p>
      <text:p text:style-name="P18">Runtime Complexity: O(<text:span text:style-name="T6">1</text:span>)</text:p>
      <text:p text:style-name="P16"><text:span text:style-name="T6">b. </text:span>BST(std::vector&lt;int&gt; initial_values)</text:p>
      <text:p text:style-name="P20"><text:soft-page-break/>Push each element.</text:p>
      <text:p text:style-name="P18">Runtime Complexity: O(<text:span text:style-name="T6">N</text:span>)</text:p>
      <text:p text:style-name="P16"><text:span text:style-name="T6">c. </text:span>~BST()</text:p>
      <text:p text:style-name="P20">We must delete each node.</text:p>
      <text:p text:style-name="P18">Runtime Complexity: O(<text:span text:style-name="T6">N</text:span>)</text:p>
      <text:p text:style-name="P16"><text:span text:style-name="T6">d. </text:span>void push(int key)</text:p>
      <text:p text:style-name="P20">At worst we have to iterate each element to push key.</text:p>
      <text:p text:style-name="P18">Runtime Complexity: O(<text:span text:style-name="T6">N</text:span>)</text:p>
      <text:p text:style-name="P16"><text:span text:style-name="T6">e. </text:span>bool find(int key)</text:p>
      <text:p text:style-name="P20">At worst we have to iterate each element to fing key.</text:p>
      <text:p text:style-name="P18">Runtime Complexity: O(<text:span text:style-name="T6">N</text:span>)</text:p>
      <text:p text:style-name="P16"><text:span text:style-name="T6">f. </text:span>bool erase(int key)</text:p>
      <text:p text:style-name="P20">At worst we have to iterate each element to erase key.</text:p>
      <text:p text:style-name="P18">Runtime Complexity: O(<text:span text:style-name="T6">N</text:span>)</text:p>
      <text:p text:style-name="P9"/>
      <text:p text:style-name="P9">Question 4</text:p>
      <text:p text:style-name="P20">We must print each node.</text:p>
      <text:p text:style-name="P18">Runtime Complexity: O(<text:span text:style-name="T6">N</text:span>)</text:p>
      <text:p text:style-name="P9"/>
      <text:p text:style-name="P9">Question 5</text:p>
      <text:p text:style-name="P21">Firstly store each element in a heap. Then pop all elements in the heap and modify the vector.</text:p>
      <text:p text:style-name="P5">Runtime Complexity: O(<text:span text:style-name="T7">N + N</text:span>) <text:span text:style-name="T7">= O(N)</text:span></text:p>
      <text:p text:style-name="P9"/>
      <text:p text:style-name="P9">Question 6</text:p>
      <text:p text:style-name="P21">We must iterate the vector.</text:p>
      <text:p text:style-name="P19">Runtime Complexity: O(<text:span text:style-name="T6">N</text:span>)</text:p>
      <text:p text:style-name="P1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07:13:15.881121803</meta:creation-date>
    <dc:date>2020-02-13T18:02:16.932486237</dc:date>
    <meta:editing-duration>PT8H40M54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2" meta:paragraph-count="54" meta:word-count="236" meta:character-count="1387" meta:non-whitespace-character-count="1205"/>
  </office:meta>
</office:document-meta>
</file>